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f9d" officeooo:paragraph-rsid="00065f9d"/>
    </style:style>
    <style:style style:name="P2" style:family="paragraph" style:parent-style-name="Standard">
      <style:text-properties officeooo:rsid="00068da0" officeooo:paragraph-rsid="00068da0"/>
    </style:style>
    <style:style style:name="P3" style:family="paragraph" style:parent-style-name="Standard">
      <style:text-properties officeooo:rsid="00068da0" officeooo:paragraph-rsid="000b2c3d"/>
    </style:style>
    <style:style style:name="P4" style:family="paragraph" style:parent-style-name="Heading_20_3">
      <style:text-properties officeooo:paragraph-rsid="00189fd4"/>
    </style:style>
    <style:style style:name="P5" style:family="paragraph" style:parent-style-name="Standard" style:list-style-name="L1">
      <style:text-properties officeooo:rsid="0007e7f0" officeooo:paragraph-rsid="0007e7f0"/>
    </style:style>
    <style:style style:name="P6" style:family="paragraph" style:parent-style-name="Standard" style:list-style-name="L2">
      <style:text-properties officeooo:rsid="00068da0" officeooo:paragraph-rsid="00068da0"/>
    </style:style>
    <style:style style:name="P7" style:family="paragraph" style:parent-style-name="Standard" style:list-style-name="L3">
      <style:text-properties officeooo:rsid="000eac52" officeooo:paragraph-rsid="000eac52"/>
    </style:style>
    <style:style style:name="P8" style:family="paragraph" style:parent-style-name="Standard" style:list-style-name="L3">
      <style:text-properties officeooo:rsid="000fe05d" officeooo:paragraph-rsid="000fe05d"/>
    </style:style>
    <style:style style:name="P9" style:family="paragraph" style:parent-style-name="Standard">
      <style:text-properties officeooo:rsid="0010df17" officeooo:paragraph-rsid="000fe05d"/>
    </style:style>
    <style:style style:name="P10" style:family="paragraph" style:parent-style-name="Standard">
      <style:text-properties officeooo:rsid="00119030" officeooo:paragraph-rsid="00119030"/>
    </style:style>
    <style:style style:name="P11" style:family="paragraph" style:parent-style-name="Standard">
      <style:text-properties officeooo:rsid="001b9aba" officeooo:paragraph-rsid="001b9aba"/>
    </style:style>
    <style:style style:name="T1" style:family="text">
      <style:text-properties officeooo:rsid="000996ec"/>
    </style:style>
    <style:style style:name="T2" style:family="text">
      <style:text-properties officeooo:rsid="000eac52"/>
    </style:style>
    <style:style style:name="T3" style:family="text">
      <style:text-properties style:font-name="Liberation Sans" fo:font-size="14.1000003814697pt" fo:font-weight="bold" officeooo:rsid="000eac52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16f9a4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5" style:family="text">
      <style:text-properties style:font-name="Liberation Sans" fo:font-size="14.1000003814697pt" fo:font-weight="bold" officeooo:rsid="0019ba5d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6" style:family="text">
      <style:text-properties officeooo:rsid="000fe05d"/>
    </style:style>
    <style:style style:name="T7" style:family="text">
      <style:text-properties officeooo:rsid="0014c0d5"/>
    </style:style>
    <style:style style:name="T8" style:family="text">
      <style:text-properties officeooo:rsid="0015031c"/>
    </style:style>
    <style:style style:name="T9" style:family="text">
      <style:text-properties officeooo:rsid="0016f9a4"/>
    </style:style>
    <style:style style:name="T10" style:family="text">
      <style:text-properties officeooo:rsid="0019ba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5 Union-find</text:h>
      <text:p text:style-name="P1"/>
      <text:h text:style-name="Heading_20_2" text:outline-level="2">1. Dynamic connectivity</text:h>
      <text:p text:style-name="P2"/>
      <text:h text:style-name="Heading_20_3" text:outline-level="3">Definition:</text:h>
      <text:p text:style-name="P3">Given a set of N objects:</text:p>
      <text:list xml:id="list3252869439" text:style-name="L2">
        <text:list-item>
          <text:p text:style-name="P6">union: connect two objects</text:p>
        </text:list-item>
        <text:list-item>
          <text:p text:style-name="P6">find/connect query: is there a path connecting the two objects?</text:p>
        </text:list-item>
      </text:list>
      <text:p text:style-name="P2"/>
      <text:h text:style-name="Heading_20_3" text:outline-level="3">Applications:</text:h>
      <text:list xml:id="list3684443466" text:style-name="L1">
        <text:list-item>
          <text:p text:style-name="P5">pixels in a digital photo</text:p>
        </text:list-item>
        <text:list-item>
          <text:p text:style-name="P5">computers on a network</text:p>
        </text:list-item>
        <text:list-item>
          <text:p text:style-name="P5">friends in a social network</text:p>
        </text:list-item>
        <text:list-item>
          <text:p text:style-name="P5"><text:span text:style-name="T2">t</text:span>ransistors in a computer chip</text:p>
        </text:list-item>
        <text:list-item>
          <text:p text:style-name="P5">elements in a mathematical set</text:p>
        </text:list-item>
        <text:list-item>
          <text:p text:style-name="P5"><text:span text:style-name="T1">metallic sites in a composite system</text:span></text:p>
        </text:list-item>
      </text:list>
      <text:h text:style-name="Heading_20_3" text:outline-level="3"/>
      <text:h text:style-name="Heading_20_3" text:outline-level="3"><text:span text:style-name="T3">Properties</text:span>:</text:h>
      <text:list xml:id="list2763897938" text:style-name="L3">
        <text:list-item>
          <text:p text:style-name="P7">Reflexive: <text:s/>p is connected to p</text:p>
        </text:list-item>
        <text:list-item>
          <text:p text:style-name="P8">symmetric: if p is connected to q, then q is connected to p</text:p>
        </text:list-item>
        <text:list-item>
          <text:p text:style-name="P8">transitive: if p is connected to q and q is connected to r, then p is connected to r</text:p>
        </text:list-item>
      </text:list>
      <text:p text:style-name="P9"/>
      <text:h text:style-name="P4" text:outline-level="3"><text:span text:style-name="T4">Implementation</text:span><text:span text:style-name="T5">s</text:span>:</text:h>
      <text:p text:style-name="P10">1. Quick-find <text:span text:style-name="T7">(eager approach)</text:span></text:p>
      <text:p text:style-name="P11"/>
      <text:p text:style-name="P10"/>
      <text:p text:style-name="P10">2. Quitck-uni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11:58:03.274698138</meta:creation-date>
    <meta:generator>LibreOffice/6.3.5.2$Linux_X86_64 LibreOffice_project/30$Build-2</meta:generator>
    <dc:date>2020-04-08T12:38:34.936230461</dc:date>
    <meta:editing-duration>PT23H22M26S</meta:editing-duration>
    <meta:editing-cycles>17</meta:editing-cycles>
    <meta:document-statistic meta:table-count="0" meta:image-count="0" meta:object-count="0" meta:page-count="1" meta:paragraph-count="20" meta:word-count="114" meta:character-count="602" meta:non-whitespace-character-count="518"/>
  </office:meta>
</office:document-meta>
</file>